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nderingBuilder.model( Map &lt; String , ?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nderingBuilder.getRedirec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nderingBuilder.propagateQuery( boolean propa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nderingBuilder.init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nderingBuilder.modelAttribut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nderingBuilder.status(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ndering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nderingBuilder.contextRelative( boolean contextRel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nderingBuilder.modelAttributes( Object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nderingBuilder.model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nderingBuilder.DefaultRenderingBuilder( Object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nderingBuilder.header( String headerName , String ... header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nderingBuilder.ini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nderingBuilder.headers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